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ad95" officeooo:paragraph-rsid="0001ad95"/>
    </style:style>
    <style:style style:name="P2" style:family="paragraph" style:parent-style-name="Title">
      <style:text-properties officeooo:rsid="0001ad95" officeooo:paragraph-rsid="0001ad95"/>
    </style:style>
    <style:style style:name="P3" style:family="paragraph" style:parent-style-name="Heading_20_1">
      <style:text-properties officeooo:rsid="0001ad95" officeooo:paragraph-rsid="0001ad95"/>
    </style:style>
    <style:style style:name="P4" style:family="paragraph" style:parent-style-name="Text_20_body" style:list-style-name="L1">
      <style:text-properties officeooo:rsid="0001ad95" officeooo:paragraph-rsid="0001ad95"/>
    </style:style>
    <style:style style:name="P5" style:family="paragraph" style:parent-style-name="Text_20_body" style:list-style-name="L2">
      <style:text-properties officeooo:rsid="0001ad95" officeooo:paragraph-rsid="0001ad95"/>
    </style:style>
    <style:style style:name="P6" style:family="paragraph" style:parent-style-name="Text_20_body" style:list-style-name="L1">
      <style:text-properties officeooo:rsid="00034ca1" officeooo:paragraph-rsid="00034c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ing Interviews</text:p>
      <text:p text:style-name="Text_20_body"/>
      <text:h text:style-name="P3" text:outline-level="1">How To Handle A Question</text:h>
      <text:list xml:id="list9000418469093566487" text:style-name="L1">
        <text:list-item>
          <text:p text:style-name="P4">Pick your favourite programming language</text:p>
        </text:list-item>
        <text:list-item>
          <text:p text:style-name="P4">ask for requirements</text:p>
        </text:list-item>
        <text:list-item>
          <text:p text:style-name="P4">draft the solution (in pictures if possible)</text:p>
        </text:list-item>
        <text:list-item>
          <text:p text:style-name="P4">create a function prototype</text:p>
        </text:list-item>
        <text:list-item>
          <text:p text:style-name="P4">do the programming</text:p>
        </text:list-item>
        <text:list-item>
          <text:p text:style-name="P4">test test test</text:p>
        </text:list-item>
        <text:list-item>
          <text:p text:style-name="P4">add error checking</text:p>
        </text:list-item>
        <text:list-item>
          <text:p text:style-name="P6">do time and space analysis</text:p>
        </text:list-item>
      </text:list>
      <text:p text:style-name="P1"/>
      <text:h text:style-name="P3" text:outline-level="1">General Hints</text:h>
      <text:list xml:id="list6738263853815117274" text:style-name="L2">
        <text:list-item>
          <text:p text:style-name="P5">Be sure you know your favourite language in and out. </text:p>
        </text:list-item>
        <text:list-item>
          <text:p text:style-name="P5">Use short names for variables (just for the sake of being faster) </text:p>
        </text:list-item>
        <text:list-item>
          <text:p text:style-name="P5">Do not turn around saying you are done before you actually did all that! </text:p>
        </text:list-item>
        <text:list-item>
          <text:p text:style-name="P5">Do not present a solution in an asking way by looking at the interviewer and searching for hints in his face. </text:p>
        </text:list-item>
        <text:list-item>
          <text:p text:style-name="P5">Do not assume requirements. Ask for them! </text:p>
        </text:list-item>
        <text:list-item>
          <text:p text:style-name="P5">Rather than asking for requirements present possible options including pros and cons (show how smart you are) </text:p>
        </text:list-item>
        <text:list-item>
          <text:p text:style-name="P5">Make the actual unit test → table pre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08:41:33.310034963</meta:creation-date>
    <dc:date>2016-03-24T10:09:09.25369458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46" meta:character-count="789" meta:non-whitespace-character-count="670"/>
  </office:meta>
</office:document-meta>
</file>